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2" draw:id="id1" draw:layer="layout" svg:width="2.964cm" svg:height="1.725cm" svg:x="2.336cm" svg:y="1.5cm">
            <text:p text:style-name="P1"><text:span text:style-name="T1">Levantamento</text:span></text:p>
            <text:p text:style-name="P1"><text:span text:style-name="T1">De requisit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id="id2" draw:layer="layout" svg:width="2.962cm" svg:height="1.725cm" svg:x="4.878cm" svg:y="2.794cm">
            <text:p text:style-name="P1"><text:span text:style-name="T1">Análise de</text:span></text:p>
            <text:p text:style-name="P1"><text:span text:style-name="T1">requisit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id="id3" draw:layer="layout" svg:width="2.964cm" svg:height="1.724cm" svg:x="7.414cm" svg:y="4.089cm">
            <text:p text:style-name="P1"><text:span text:style-name="T1">Proje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id="id4" draw:layer="layout" svg:width="2.964cm" svg:height="1.724cm" svg:x="9.957cm" svg:y="5.382cm">
            <text:p text:style-name="P1"><text:span text:style-name="T1">Implementaçã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id="id5" draw:layer="layout" svg:width="2.963cm" svg:height="1.727cm" svg:x="12.496cm" svg:y="6.673cm">
            <text:p text:style-name="P1"><text:span text:style-name="T1">Test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id="id6" draw:layer="layout" svg:width="2.963cm" svg:height="1.725cm" svg:x="15.037cm" svg:y="7.967cm">
            <text:p text:style-name="P1"><text:span text:style-name="T1">Implantaçã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" draw:text-style-name="P1" draw:layer="layout" svg:x1="5.3cm" svg:y1="2.362cm" svg:x2="6.359cm" svg:y2="2.794cm" draw:start-shape="id1" draw:start-glue-point="1" draw:end-shape="id2" draw:end-glue-point="0" svg:d="m5300 2362h1059v432">
            <text:p/>
          </draw:connector>
          <draw:connector draw:style-name="gr2" draw:text-style-name="P1" draw:layer="layout" svg:x1="7.84cm" svg:y1="3.656cm" svg:x2="8.896cm" svg:y2="4.089cm" draw:start-shape="id2" draw:start-glue-point="1" draw:end-shape="id3" draw:end-glue-point="0" svg:d="m7840 3656h1056v433">
            <text:p/>
          </draw:connector>
          <draw:connector draw:style-name="gr2" draw:text-style-name="P1" draw:layer="layout" svg:x1="10.378cm" svg:y1="4.951cm" svg:x2="11.439cm" svg:y2="5.382cm" draw:start-shape="id3" draw:start-glue-point="1" draw:end-shape="id4" draw:end-glue-point="0" svg:d="m10378 4951h1061v431">
            <text:p/>
          </draw:connector>
          <draw:connector draw:style-name="gr2" draw:text-style-name="P1" draw:layer="layout" svg:x1="12.921cm" svg:y1="6.244cm" svg:x2="13.977cm" svg:y2="6.673cm" draw:start-shape="id4" draw:start-glue-point="1" draw:end-shape="id5" draw:end-glue-point="0" svg:d="m12921 6244h1056v429">
            <text:p/>
          </draw:connector>
          <draw:connector draw:style-name="gr2" draw:text-style-name="P1" draw:layer="layout" svg:x1="15.459cm" svg:y1="7.536cm" svg:x2="16.518cm" svg:y2="7.967cm" draw:start-shape="id5" draw:start-glue-point="1" draw:end-shape="id6" draw:end-glue-point="0" svg:d="m15459 7536h1059v431">
            <text:p/>
          </draw:connector>
          <draw:connector draw:style-name="gr2" draw:text-style-name="P1" draw:layer="layout" svg:x1="16.518cm" svg:y1="9.692cm" svg:x2="3.818cm" svg:y2="3.225cm" draw:start-shape="id6" draw:start-glue-point="2" draw:end-shape="id1" draw:end-glue-point="2" svg:d="m16518 9692v825h-12700v-7292">
            <text:p/>
          </draw:connector>
          <draw:connector draw:style-name="gr2" draw:text-style-name="P1" draw:layer="layout" svg:x1="16.518cm" svg:y1="9.692cm" svg:x2="13.977cm" svg:y2="8.4cm" draw:start-shape="id6" draw:start-glue-point="2" draw:end-shape="id5" draw:end-glue-point="2" svg:d="m16518 9692v825h-2541v-2117">
            <text:p/>
          </draw:connector>
          <draw:connector draw:style-name="gr2" draw:text-style-name="P1" draw:layer="layout" svg:x1="16.518cm" svg:y1="9.692cm" svg:x2="11.439cm" svg:y2="7.106cm" draw:start-shape="id6" draw:start-glue-point="2" draw:end-shape="id4" draw:end-glue-point="2" svg:d="m16518 9692v825h-5079v-3411">
            <text:p/>
          </draw:connector>
          <draw:connector draw:style-name="gr2" draw:text-style-name="P1" draw:layer="layout" svg:x1="16.518cm" svg:y1="9.692cm" svg:x2="8.896cm" svg:y2="5.813cm" draw:start-shape="id6" draw:start-glue-point="2" draw:end-shape="id3" draw:end-glue-point="2" svg:d="m16518 9692v825h-7622v-4704">
            <text:p/>
          </draw:connector>
          <draw:connector draw:style-name="gr2" draw:text-style-name="P1" draw:layer="layout" svg:x1="16.518cm" svg:y1="9.692cm" svg:x2="6.359cm" svg:y2="4.519cm" draw:start-shape="id6" draw:start-glue-point="2" draw:end-shape="id2" draw:end-glue-point="2" svg:d="m16518 9692v825h-10159v-5998">
            <text:p/>
          </draw:connector>
        </draw:g>
        <draw:g>
          <draw:custom-shape draw:style-name="gr3" draw:text-style-name="P3" draw:id="id11" draw:layer="layout" svg:width="3cm" svg:height="1.5cm" svg:x="7.5cm" svg:y="14cm">
            <text:p text:style-name="P1"><text:span text:style-name="T2">Gerente de</text:span></text:p>
            <text:p text:style-name="P1"><text:span text:style-name="T2">Projet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id="id8" draw:layer="layout" svg:width="3cm" svg:height="1.5cm" svg:x="7.5cm" svg:y="16.7cm">
            <text:p text:style-name="P1"><text:span text:style-name="T2">Analista de</text:span></text:p>
            <text:p text:style-name="P1"><text:span text:style-name="T2">Sistema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id="id10" draw:layer="layout" svg:width="3cm" svg:height="1.5cm" svg:x="11.5cm" svg:y="16.7cm">
            <text:p text:style-name="P1"><text:span text:style-name="T2">Client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id="id7" draw:layer="layout" svg:width="3cm" svg:height="1.5cm" svg:x="4.5cm" svg:y="19.4cm">
            <text:p text:style-name="P1"><text:span text:style-name="T2">Programado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id="id9" draw:layer="layout" svg:width="3cm" svg:height="1.5cm" svg:x="10.5cm" svg:y="19.4cm">
            <text:p text:style-name="P1"><text:span text:style-name="T2">Testador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6cm" svg:y1="19.4cm" svg:x2="9cm" svg:y2="18.2cm" draw:start-shape="id7" draw:start-glue-point="0" draw:end-shape="id8" draw:end-glue-point="2" svg:d="m6000 19400v-600h3000v-600">
            <text:p/>
          </draw:connector>
          <draw:connector draw:style-name="gr4" draw:text-style-name="P1" draw:layer="layout" svg:x1="12cm" svg:y1="19.4cm" svg:x2="9cm" svg:y2="18.2cm" draw:start-shape="id9" draw:start-glue-point="0" draw:end-shape="id8" draw:end-glue-point="2" svg:d="m12000 19400v-600h-3000v-600">
            <text:p/>
          </draw:connector>
          <draw:connector draw:style-name="gr4" draw:text-style-name="P1" draw:layer="layout" svg:x1="11.5cm" svg:y1="17.45cm" svg:x2="10.5cm" svg:y2="17.45cm" draw:start-shape="id10" draw:start-glue-point="3" draw:end-shape="id8" draw:end-glue-point="1" svg:d="m11500 17450h-1000">
            <text:p/>
          </draw:connector>
          <draw:connector draw:style-name="gr4" draw:text-style-name="P1" draw:layer="layout" svg:x1="9cm" svg:y1="16.7cm" svg:x2="9cm" svg:y2="15.5cm" draw:start-shape="id8" draw:start-glue-point="0" draw:end-shape="id11" draw:end-glue-point="2" svg:d="m9000 16700v-12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000000" draw:marker-start-width="0.39cm" draw:marker-start-center="false" draw:marker-end-width="0.39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ales Mendonça</meta:initial-creator>
    <meta:creation-date>2011-02-23T16:27:18</meta:creation-date>
    <dc:date>2011-03-13T20:32:23</dc:date>
    <dc:creator>Tales Mendonça</dc:creator>
    <meta:editing-duration>PT01H10M59S</meta:editing-duration>
    <meta:editing-cycles>12</meta:editing-cycles>
    <meta:generator>OpenOffice.org/3.2$Unix OpenOffice.org_project/320m19$Build-9505</meta:generator>
    <meta:document-statistic meta:object-count="27"/>
  </office:meta>
</office:document-meta>
</file>